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4.2083in" fo:margin-left="1.2542in" fo:margin-right="1.4625in" table:align="margins"/>
    </style:style>
    <style:style style:name="Table1.A" style:family="table-column">
      <style:table-column-properties style:column-width="0.8958in" style:rel-column-width="13946*"/>
    </style:style>
    <style:style style:name="Table1.B" style:family="table-column">
      <style:table-column-properties style:column-width="1.0646in" style:rel-column-width="16575*"/>
    </style:style>
    <style:style style:name="Table1.C" style:family="table-column">
      <style:table-column-properties style:column-width="1.1257in" style:rel-column-width="17527*"/>
    </style:style>
    <style:style style:name="Table1.D" style:family="table-column">
      <style:table-column-properties style:column-width="1.1229in" style:rel-column-width="1748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3604in" fo:margin-left="0.5667in" table:align="left"/>
    </style:style>
    <style:style style:name="Table2.A" style:family="table-column">
      <style:table-column-properties style:column-width="1.625in"/>
    </style:style>
    <style:style style:name="Table2.B" style:family="table-column">
      <style:table-column-properties style:column-width="1.375in"/>
    </style:style>
    <style:style style:name="Table2.C" style:family="table-column">
      <style:table-column-properties style:column-width="1.25in"/>
    </style:style>
    <style:style style:name="Table2.D" style:family="table-column">
      <style:table-column-properties style:column-width="1in"/>
    </style:style>
    <style:style style:name="Table2.E" style:family="table-column">
      <style:table-column-properties style:column-width="1.1104in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3646in" fo:margin-left="0.5667in" table:align="left"/>
    </style:style>
    <style:style style:name="Table3.A" style:family="table-column">
      <style:table-column-properties style:column-width="2.4375in"/>
    </style:style>
    <style:style style:name="Table3.B" style:family="table-column">
      <style:table-column-properties style:column-width="1.625in"/>
    </style:style>
    <style:style style:name="Table3.C" style:family="table-column">
      <style:table-column-properties style:column-width="2.3021in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line-height="150%" fo:text-align="justify" style:justify-single-word="false"/>
      <style:text-properties style:text-position="0% 100%" style:font-name="Bitstream Vera Serif" fo:font-size="10pt" fo:font-style="normal" style:text-underline-style="none" fo:font-weight="normal" officeooo:paragraph-rsid="0025ff85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paragraph-properties fo:line-height="150%" fo:text-align="justify" style:justify-single-word="false"/>
      <style:text-properties fo:color="#000000" style:text-outline="false" style:text-line-through-style="none" style:text-line-through-type="none" style:text-position="0% 100%" style:font-name="Bitstream Vera Serif" fo:font-size="10pt" fo:font-style="normal" fo:text-shadow="none" style:text-underline-style="none" fo:font-weight="normal" officeooo:paragraph-rsid="0025ff8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style:font-name="Bitstream Vera Serif" fo:font-size="11pt" style:text-underline-style="solid" style:text-underline-width="auto" style:text-underline-color="font-color" fo:font-weight="bold" officeooo:paragraph-rsid="0021a35c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Bitstream Vera Serif" fo:font-size="11pt" fo:font-weight="bold" officeooo:paragraph-rsid="0021a35c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Bitstream Vera Serif" fo:font-size="11pt" fo:font-weight="normal" officeooo:paragraph-rsid="0021a35c" style:font-size-asian="11pt" style:font-weight-asian="normal" style:font-size-complex="11pt" style:font-weight-complex="normal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Bitstream Vera Serif" fo:font-size="10pt" officeooo:paragraph-rsid="002066bd" style:font-size-asian="10pt" style:font-size-complex="10pt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Bitstream Vera Serif" fo:font-size="10pt" officeooo:paragraph-rsid="0025ff85" style:font-size-asian="10pt" style:font-size-complex="10pt"/>
    </style:style>
    <style:style style:name="P8" style:family="paragraph" style:parent-style-name="Standard" style:list-style-name="L3">
      <style:paragraph-properties fo:line-height="150%" fo:text-align="justify" style:justify-single-word="false"/>
      <style:text-properties style:font-name="Bitstream Vera Serif" fo:font-size="10pt" officeooo:paragraph-rsid="002066bd" style:font-size-asian="10pt" style:font-size-complex="10pt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style:font-name="Bitstream Vera Serif" fo:font-size="10pt" fo:font-weight="normal" officeooo:paragraph-rsid="002066bd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Bitstream Vera Serif" fo:font-size="10pt" fo:font-style="normal" fo:text-shadow="none" style:text-underline-style="none" fo:font-weight="normal" officeooo:rsid="0022fb19" officeooo:paragraph-rsid="0022fb1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Bitstream Ve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Bitstream Vera Serif" fo:font-size="10pt" fo:font-style="normal" fo:text-shadow="none" style:text-underline-style="none" fo:font-weight="normal" officeooo:rsid="0025ff85" officeooo:paragraph-rsid="0025ff8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Bitstream Vera Serif" fo:font-size="9pt" fo:font-style="normal" fo:text-shadow="none" style:text-underline-style="none" fo:font-weight="normal" officeooo:rsid="0022fb19" officeooo:paragraph-rsid="0022fb1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font-name="Bitstream Vera Serif" fo:font-size="10pt" officeooo:paragraph-rsid="002066bd" style:font-size-asian="10pt" style:font-size-complex="10pt"/>
    </style:style>
    <style:style style:name="P15" style:family="paragraph" style:parent-style-name="Table_20_Heading">
      <style:text-properties style:font-name="Bitstream Vera Serif" fo:font-size="10pt" fo:font-weight="normal" officeooo:paragraph-rsid="002066bd" style:font-size-asian="10pt" style:font-weight-asian="normal" style:font-size-complex="10pt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style="normal" style:font-style-asian="normal" style:font-style-complex="normal"/>
    </style:style>
    <style:style style:name="T4" style:family="text">
      <style:text-properties style:text-position="super 58%" officeooo:rsid="0021a35c"/>
    </style:style>
    <style:style style:name="T5" style:family="text">
      <style:text-properties style:text-position="super 58%" officeooo:rsid="0025ff85"/>
    </style:style>
    <style:style style:name="T6" style:family="text">
      <style:text-properties style:text-position="0% 100%"/>
    </style:style>
    <style:style style:name="T7" style:family="text">
      <style:text-properties style:text-position="0% 100%" fo:font-style="normal" style:font-style-asian="normal" style:font-style-complex="normal"/>
    </style:style>
    <style:style style:name="T8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style:text-position="0% 100%" fo:font-style="normal" style:text-underline-style="none" fo:font-weight="normal" officeooo:rsid="0025ff85" style:font-style-asian="normal" style:font-weight-asian="normal" style:font-style-complex="normal" style:font-weight-complex="normal"/>
    </style:style>
    <style:style style:name="T10" style:family="text">
      <style:text-properties style:text-position="0% 100%" fo:font-style="normal" style:text-underline-style="none" fo:font-weight="normal" officeooo:rsid="0027c0a1" style:font-style-asian="normal" style:font-weight-asian="normal" style:font-style-complex="normal" style:font-weight-complex="normal"/>
    </style:style>
    <style:style style:name="T11" style:family="text">
      <style:text-properties style:text-position="0% 100%" officeooo:rsid="002066bd"/>
    </style:style>
    <style:style style:name="T12" style:family="text">
      <style:text-properties style:text-position="0% 100%" officeooo:rsid="0021a35c"/>
    </style:style>
    <style:style style:name="T13" style:family="text">
      <style:text-properties style:text-position="0% 100%" officeooo:rsid="0022fb19"/>
    </style:style>
    <style:style style:name="T14" style:family="text">
      <style:text-properties style:text-position="0% 100%" officeooo:rsid="0024c2ef"/>
    </style:style>
    <style:style style:name="T15" style:family="text">
      <style:text-properties style:text-position="0% 100%" style:font-name="Times new roman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style:text-position="0% 100%" style:font-name="Times new roman" fo:font-size="11pt" fo:font-style="normal" style:text-underline-style="none" fo:font-weight="normal" officeooo:rsid="0025ff85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style:text-position="0% 100%" style:font-name="Times new roman" fo:font-size="11pt" fo:font-style="normal" style:text-underline-style="none" fo:font-weight="normal" officeooo:rsid="0027c0a1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style:text-position="0% 100%" style:font-name="Times new roman"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19" style:family="text">
      <style:text-properties style:text-position="0% 100%" style:font-name="Times new roman" fo:font-size="11pt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20" style:family="text">
      <style:text-properties style:text-position="0% 100%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style:text-position="0% 100%" fo:font-size="11pt" fo:font-style="normal" style:text-underline-style="none" fo:font-weight="normal" officeooo:rsid="0025ff85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style:text-position="0% 100%" fo:font-size="11pt" fo:font-style="normal" style:text-underline-style="none" fo:font-weight="normal" officeooo:rsid="0027c0a1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style:text-position="0% 100%"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24" style:family="text">
      <style:text-properties style:text-position="0% 100%" fo:font-size="11pt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25" style:family="text">
      <style:text-properties style:text-position="0% 100%" fo:font-style="italic" style:text-underline-style="none" fo:font-weight="normal" style:font-style-asian="italic" style:font-weight-asian="normal" style:font-style-complex="italic" style:font-weight-complex="normal"/>
    </style:style>
    <style:style style:name="T26" style:family="text">
      <style:text-properties style:text-position="0% 100%" fo:font-style="italic" style:text-underline-style="none" fo:font-weight="bold" style:font-style-asian="italic" style:font-weight-asian="bold" style:font-style-complex="italic" style:font-weight-complex="bold"/>
    </style:style>
    <style:style style:name="T27" style:family="text">
      <style:text-properties style:text-position="sub 58%"/>
    </style:style>
    <style:style style:name="T28" style:family="text">
      <style:text-properties style:text-position="sub 58%" officeooo:rsid="0025ff85"/>
    </style:style>
    <style:style style:name="T29" style:family="text">
      <style:text-properties style:text-position="sub 58%" style:font-name="Liberation Serif" fo:font-size="12pt" officeooo:rsid="0025ff85" style:font-size-asian="12pt" style:font-size-complex="12pt"/>
    </style:style>
    <style:style style:name="T30" style:family="text">
      <style:text-properties style:text-position="sub 58%" style:font-name="Times new roman" fo:font-size="11pt" fo:font-style="normal" style:text-underline-style="none" fo:font-weight="normal" officeooo:rsid="0025ff85" style:font-size-asian="11pt" style:font-style-asian="normal" style:font-weight-asian="normal" style:font-size-complex="11pt" style:font-style-complex="normal" style:font-weight-complex="normal"/>
    </style:style>
    <style:style style:name="T31" style:family="text">
      <style:text-properties style:text-position="sub 58%" fo:font-size="11pt" fo:font-style="normal" style:text-underline-style="none" fo:font-weight="normal" officeooo:rsid="0025ff85" style:font-size-asian="11pt" style:font-style-asian="normal" style:font-weight-asian="normal" style:font-size-complex="11pt" style:font-style-complex="normal" style:font-weight-complex="normal"/>
    </style:style>
    <style:style style:name="T32" style:family="text">
      <style:text-properties style:text-position="sub 58%" fo:font-size="12pt" officeooo:rsid="0025ff85" style:font-size-asian="12pt" style:font-size-complex="12pt"/>
    </style:style>
    <style:style style:name="T33" style:family="text">
      <style:text-properties style:text-position="sub 58%" fo:font-style="normal" style:text-underline-style="none" fo:font-weight="normal" officeooo:rsid="0025ff85" style:font-style-asian="normal" style:font-weight-asian="normal" style:font-style-complex="normal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officeooo:rsid="002066bd"/>
    </style:style>
    <style:style style:name="T36" style:family="text">
      <style:text-properties officeooo:rsid="0021a35c"/>
    </style:style>
    <style:style style:name="T37" style:family="text">
      <style:text-properties officeooo:rsid="0024c2ef"/>
    </style:style>
    <style:style style:name="T38" style:family="text">
      <style:text-properties officeooo:rsid="0025ff85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style:font-name="Bitstream Vera Sans" officeooo:rsid="0025ff85"/>
    </style:style>
    <style:style style:name="T42" style:family="text">
      <style:text-properties style:font-name="Liberation Serif" fo:font-size="12pt" officeooo:rsid="0025ff85" style:font-size-asian="12pt" style:font-size-complex="12pt"/>
    </style:style>
    <style:style style:name="T43" style:family="text">
      <style:text-properties style:text-position="33% 80%"/>
    </style:style>
    <style:style style:name="T44" style:family="text">
      <style:text-properties officeooo:rsid="0027c0a1"/>
    </style:style>
    <style:style style:name="T45" style:family="text">
      <style:text-properties fo:font-size="12pt" officeooo:rsid="0025ff85" style:font-size-asian="12pt" style:font-size-complex="12pt"/>
    </style:style>
    <style:style style:name="T46" style:family="text">
      <style:text-properties officeooo:rsid="0027cbe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partment of Bioengineering, CMC-Vellore</text:p>
      <text:p text:style-name="P3"/>
      <text:p text:style-name="P3">Transducers and Instrumentation <text:span text:style-name="T36">for Physiological Measurement</text:span></text:p>
      <text:p text:style-name="P4"><text:span text:style-name="T36">Mid-Term </text:span>Test</text:p>
      <text:p text:style-name="P5"><text:span text:style-name="T12">1</text:span><text:span text:style-name="T4">st</text:span> March, 20<text:span text:style-name="T36">19</text:span></text:p>
      <text:p text:style-name="P5">1 hour</text:p>
      <text:p text:style-name="P5"/>
      <text:list xml:id="list75713616394620" text:style-name="L1">
        <text:list-item>
          <text:p text:style-name="P6">The following table gives the resistance of a thermistor measured at 3 different temperatures. Calculate the value of the thermistor constant β. 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5">T <text:span text:style-name="T1">(</text:span><text:span text:style-name="T3">o</text:span><text:span text:style-name="T7">C)</text:span></text:p>
            </table:table-cell>
            <table:table-cell table:style-name="Table1.A1" office:value-type="string">
              <text:p text:style-name="P15">20</text:p>
            </table:table-cell>
            <table:table-cell table:style-name="Table1.A1" office:value-type="string">
              <text:p text:style-name="P15">30</text:p>
            </table:table-cell>
            <table:table-cell table:style-name="Table1.D1" office:value-type="string">
              <text:p text:style-name="P15">40</text:p>
            </table:table-cell>
          </table:table-row>
        </table:table-header-rows>
        <table:table-row>
          <table:table-cell table:style-name="Table1.A2" office:value-type="string">
            <text:p text:style-name="P14">R<text:span text:style-name="T27">T </text:span><text:span text:style-name="T6">(Ω)</text:span></text:p>
          </table:table-cell>
          <table:table-cell table:style-name="Table1.A2" office:value-type="string">
            <text:p text:style-name="P14">2492</text:p>
          </table:table-cell>
          <table:table-cell table:style-name="Table1.A2" office:value-type="string">
            <text:p text:style-name="P14">1611</text:p>
          </table:table-cell>
          <table:table-cell table:style-name="Table1.D2" office:value-type="string">
            <text:p text:style-name="P14">1060</text:p>
          </table:table-cell>
        </table:table-row>
      </table:table>
      <text:list xml:id="list3532255735" text:style-name="L3">
        <text:list-header>
          <text:p text:style-name="P8"><text:span text:style-name="T35">The</text:span> <text:span text:style-name="T35">Resistance vesus Temperature relation is approximated by the expression</text:span>: R<text:span text:style-name="T27">T</text:span><text:span text:style-name="T6"> = 1611-55.1(T-30) where the temperature is in Celsius.</text:span> This thermistor is to be used in the range 35<text:span text:style-name="T2">o</text:span> to 42<text:span text:style-name="T2">o</text:span><text:span text:style-name="T6">C. </text:span><text:s/>What will be the maximum error in this range, and at what temperature?</text:p>
        </text:list-header>
      </text:list>
      <text:list xml:id="list84018377098694" text:continue-list="list75713616394620" text:style-name="L1">
        <text:list-header>
          <text:p text:style-name="P6"><text:span text:style-name="T34"/></text:p>
        </text:list-header>
        <text:list-item>
          <text:p text:style-name="P6"><text:span text:style-name="T34">The resistance variation of a strain gauge gauge is given by: </text:span><text:span text:style-name="T34"><draw:frame draw:style-name="fr1" draw:name="Object2" text:anchor-type="as-char" svg:width="1.4799in" svg:height="0.3264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    <text:p text:style-name="P9">The gauge factor of strain gauges made of Nichrome and Silicon are 2.5 and 170 respectively, while the temperature coefficients of resistivity are 0.0009 and 0.007, with 20<text:span text:style-name="T2">o</text:span><text:span text:style-name="T6">C being the reference temperature</text:span>. </text:p>
          <text:p text:style-name="P9">(a) Derive the expression for the output of a Wheatstone bridge <text:span text:style-name="T37">for a load cell</text:span> with (i) one strain gauge, and (ii) two strain gauges. (b) I<text:span text:style-name="T35">f</text:span> 1% strain is present and 5<text:span text:style-name="T2">o</text:span><text:span text:style-name="T6">C temperature variation exists, </text:span><text:span text:style-name="T11">calculate the </text:span><text:span text:style-name="T14">following</text:span><text:span text:style-name="T6">. </text:span><text:span text:style-name="T13">Use an excitation voltage of 5V.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3">Output due to 1% strain</text:p>
          </table:table-cell>
          <table:table-cell table:style-name="Table2.A1" office:value-type="string">
            <text:p text:style-name="P13">Output due to 5<text:span text:style-name="T2">o</text:span><text:span text:style-name="T6">C </text:span></text:p>
          </table:table-cell>
          <table:table-cell table:style-name="Table2.A1" office:value-type="string">
            <text:p text:style-name="P13">Total Output</text:p>
          </table:table-cell>
          <table:table-cell table:style-name="Table2.E1" office:value-type="string">
            <text:p text:style-name="P13">Apparent strain</text:p>
          </table:table-cell>
        </table:table-row>
        <table:table-row>
          <table:table-cell table:style-name="Table2.A2" office:value-type="string">
            <text:p text:style-name="P10">One active arm bridge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0">Two active arm bridge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</table:table>
      <text:list xml:id="list84018914530715" text:continue-numbering="true" text:style-name="L1">
        <text:list-header>
          <text:p text:style-name="P9"><text:span text:style-name="T6"/></text:p>
          <text:p text:style-name="P9"><text:span text:style-name="T6"/></text:p>
        </text:list-header>
        <text:list-item>
          <text:p text:style-name="P7"><text:span text:style-name="T9">We have</text:span><text:span text:style-name="T8"> two piezoelectric crystals: (a) quartz crystal of dimension </text:span><text:span text:style-name="T25">x</text:span><text:span text:style-name="T8">=5mm, </text:span><text:span text:style-name="T25">y</text:span><text:span text:style-name="T8">=5mm, </text:span><text:span text:style-name="T25">z</text:span><text:span text:style-name="T8">=2mm, and (b) barium titanate ceramic of dimension <text:s/></text:span><text:span text:style-name="T25">x</text:span><text:span text:style-name="T8">=2mm, </text:span><text:span text:style-name="T25">y</text:span><text:span text:style-name="T8">=2mm, </text:span><text:span text:style-name="T25">z</text:span><text:span text:style-name="T8">=1mm. If a force of 100N is applied to each of them in the </text:span><text:span text:style-name="T26">x</text:span><text:span text:style-name="T8"> direction for quartz and in the </text:span><text:span text:style-name="T26">z</text:span><text:span text:style-name="T8"> direction for the ceramic crystal, what is the voltage in the preferred direction ? </text:span><text:span text:style-name="T9">The value of the piezoelectric coefficient is: for Quartz, and d</text:span><text:span text:style-name="T33">p(33)</text:span><text:span text:style-name="T9">=-for Barium Titanate Ceramic. <text:s/></text:span><text:span text:style-name="T10">Permittivity of free space, </text:span>8.854<text:span text:style-name="T44">2</text:span>×10<text:span text:style-name="T43">−12 </text:span>F⋅m<text:span text:style-name="T43">−1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2">Relative <text:span text:style-name="T46">permittivity (</text:span>Dielectric constant<text:span text:style-name="T46">)</text:span></text:p>
          </table:table-cell>
          <table:table-cell table:style-name="Table3.C1" office:value-type="string">
            <text:p text:style-name="P12">Piezoelectric constant</text:p>
          </table:table-cell>
        </table:table-row>
        <table:table-row>
          <table:table-cell table:style-name="Table3.A2" office:value-type="string">
            <text:p text:style-name="P12">Quartz (d<text:span text:style-name="T27">p-11</text:span>)</text:p>
          </table:table-cell>
          <table:table-cell table:style-name="Table3.A2" office:value-type="string">
            <text:p text:style-name="P12">4.5</text:p>
          </table:table-cell>
          <table:table-cell table:style-name="Table3.C2" office:value-type="string">
            <text:p text:style-name="P2"><text:span text:style-name="T38">d</text:span><text:span text:style-name="T28">p(11)</text:span><text:span text:style-name="T38">=2.3</text:span><text:span text:style-name="T41">x</text:span><text:span text:style-name="T38">10</text:span><text:span text:style-name="T5">-12</text:span><text:span text:style-name="T38"> Coulombs/N </text:span></text:p>
          </table:table-cell>
        </table:table-row>
        <table:table-row>
          <table:table-cell table:style-name="Table3.A2" office:value-type="string">
            <text:p text:style-name="P12">Barium Titanate Ceramic ()</text:p>
          </table:table-cell>
          <table:table-cell table:style-name="Table3.A2" office:value-type="string">
            <text:p text:style-name="P12">1800</text:p>
          </table:table-cell>
          <table:table-cell table:style-name="Table3.C2" office:value-type="string">
            <text:p text:style-name="P2"><text:span text:style-name="T38">d</text:span><text:span text:style-name="T28">p(33) </text:span><text:span text:style-name="T38">=78</text:span><text:span text:style-name="T41">x</text:span><text:span text:style-name="T38">10</text:span><text:span text:style-name="T5">-12</text:span><text:span text:style-name="T38"> Coulombs/N</text:span></text:p>
          </table:table-cell>
        </table:table-row>
      </table:table>
      <text:p text:style-name="P1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07:59:19.026104951</meta:creation-date>
    <meta:generator>LibreOffice/6.1.3.2$Linux_X86_64 LibreOffice_project/10$Build-2</meta:generator>
    <dc:date>2019-03-01T08:40:18.015883335</dc:date>
    <meta:editing-duration>PT12M29S</meta:editing-duration>
    <meta:editing-cycles>6</meta:editing-cycles>
    <meta:document-statistic meta:table-count="3" meta:image-count="0" meta:object-count="1" meta:page-count="1" meta:paragraph-count="33" meta:word-count="302" meta:character-count="1860" meta:non-whitespace-character-count="1586"/>
  </office:meta>
</office:document-meta>
</file>

<file path=Object 1/content.xml><?xml version="1.0" encoding="utf-8"?>
<math xmlns="http://www.w3.org/1998/Math/MathML" display="block">
  <semantics>
    <mrow>
      <mrow>
        <mfrac>
          <mrow>
            <mi mathvariant="normal">Δ</mi>
            <mi>R</mi>
          </mrow>
          <mi>R</mi>
        </mfrac>
        <mo stretchy="false">=</mo>
        <mi>G</mi>
      </mrow>
      <mfrac>
        <mrow>
          <mi mathvariant="normal">Δ</mi>
          <mi>l</mi>
        </mrow>
        <mi>l</mi>
      </mfrac>
      <mrow>
        <mspace width="0.5em"/>
        <mo stretchy="false">+</mo>
        <mspace width="0.5em"/>
      </mrow>
      <mi>α</mi>
      <mrow>
        <mo fence="true" stretchy="false">(</mo>
        <mrow>
          <mrow>
            <mi>T</mi>
            <mo stretchy="false">−</mo>
            <msub>
              <mi>T</mi>
              <mi>o</mi>
            </msub>
          </mrow>
        </mrow>
        <mo fence="true" stretchy="false">)</mo>
      </mrow>
    </mrow>
    <annotation encoding="StarMath 5.0">{%DELTA R} over R = G {%DELTA l} over l `+` %alpha (T-T_o)</annotation>
  </semantics>
</math>
</file>